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4.8193in" fo:break-before="auto" style:use-optimal-row-height="true"/>
    </style:style>
    <style:style style:name="ro5" style:family="table-row">
      <style:table-row-properties style:row-height="0.9744in" fo:break-before="auto" style:use-optimal-row-height="true"/>
    </style:style>
    <style:style style:name="ro6" style:family="table-row">
      <style:table-row-properties style:row-height="2.939in" fo:break-before="auto" style:use-optimal-row-height="true"/>
    </style:style>
    <style:style style:name="ro7" style:family="table-row">
      <style:table-row-properties style:row-height="0.6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4-12-08T22:57:39.217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84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2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(353,43,&lt;12,0&gt;,&lt;12,43&gt;): FALSE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6">
          <table:table-cell table:style-name="ce24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</text:p>
            <text:p>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</text:p>
            <text:p>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</text:p>
            <text:p>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</text:p>
            <text:p>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</text:p>
            <text:p>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</text:p>
            <text:p>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7">
          <table:table-cell table:style-name="ce24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(38630,192,&lt;1096,0&gt;,&lt;1096,192&gt;): FALSE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(38449,180,&lt;1095,0&gt;,&lt;1095,180&gt;): FALSE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(38274,174,&lt;1094,0&gt;,&lt;1094,174&gt;): FALSE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-1985901529r1379110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3974 tests executed; 30 failed; 1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6">
          <table:table-cell table:style-name="ce24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</text:p>
            <text:p>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</text:p>
            <text:p>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</text:p>
            <text:p>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</text:p>
            <text:p>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</text:p>
            <text:p>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</text:p>
            <text:p>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</text:p>
            <text:p>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</text:p>
            <text:p>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)[@loc=|file://-|(155,1,&lt;12,3&gt;</text:p>
            <text:p>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1,&lt;17,7&gt;,&lt;17,8&gt;)],appl(prod(le</text:p>
            <text:p>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&lt;19,1&gt;,&lt;19,2&gt;)],appl(prod(lex(</text:p>
            <text:p>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7">
          <table:table-cell table:style-name="ce24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</text:p>
            <text:p>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&gt;,&lt;7,10&gt;)]])[@loc=|file://-|(0</text:p>
            <text:p>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yaml/Model.rsc|: Java("CompilerError","Internal compiler error: In function lang::yaml::Model/equalNodes(adt(\"Node\",[]);adt(\"Node\",[]);)#0/equalNodesRec(adt(\"Node\",[]);adt(\"Node\",[]);)#0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01:09:51.8988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09T01:11:23.039622000</dc:date>
    <meta:editing-duration>P30DT2H47M21S</meta:editing-duration>
    <meta:editing-cycles>104</meta:editing-cycles>
    <meta:generator>LibreOffice/4.3.3.2$MacOSX_X86_64 LibreOffice_project/9bb7eadab57b6755b1265afa86e04bf45fbfc644</meta:generator>
    <meta:document-statistic meta:table-count="5" meta:cell-count="466" meta:object-count="0"/>
  </office:meta>
</office:document-meta>
</file>